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CacheNoWaitFacade.removeAl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ateralCacheNoWaitFacade.getCach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NoWaitFacade.getStatistic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LateralCacheNoWaitFacade.LateralCacheNoWaitFacade( LateralCacheNoWait [ ] noWaits , String cac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teralCacheNoWaitFacade.update( ICacheElement 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ateralCacheNoWaitFacade.addNoWait( LateralCacheNoWait noWai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LateralCacheNoWaitFacade.getGroupKeys( String grou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ateralCacheNoWaitFacade.get( Serializable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ateralCacheNoWaitFacade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ateralCacheNoWaitFacade.getCach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NoWaitFacade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NoWaitFacade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NoWaitFacade.remove( Serializable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ateralCacheNoWaitFacade.get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NoWaitFacad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